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8119A1BD3C20E30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34cm, 6.901cm, 30.73cm, 8.86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999cm" svg:height="11.643cm" svg:x="0.401cm" svg:y="0.301cm">
          <draw:image xlink:href="Pictures/1000000000000BD000000FC08119A1BD3C20E30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15T16:38:19.900700440</dc:date>
    <meta:editing-duration>PT2M38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